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0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7" table:default-cell-style-name="ce1"/>
        <table:table-column table:style-name="co1" table:number-columns-repeated="5" table:default-cell-style-name="ce2"/>
        <table:table-row table:style-name="ro1">
          <table:table-cell office:value-type="string" calcext:value-type="string">
            <text:p>freq[GHz]</text:p>
          </table:table-cell>
          <table:table-cell office:value-type="string" calcext:value-type="string">
            <text:p>jitter main [MHz]</text:p>
          </table:table-cell>
          <table:table-cell office:value-type="string" calcext:value-type="string">
            <text:p>per. Jit. Freq. [Mhz]</text:p>
          </table:table-cell>
          <table:table-cell office:value-type="string" calcext:value-type="string">
            <text:p>per. Jit. Amp. [MHz]</text:p>
          </table:table-cell>
          <table:table-cell office:value-type="string" calcext:value-type="string">
            <text:p>period[ps]</text:p>
          </table:table-cell>
          <table:table-cell office:value-type="string" calcext:value-type="string">
            <text:p>max.period[ps]</text:p>
          </table:table-cell>
          <table:table-cell office:value-type="string" calcext:value-type="string">
            <text:p>min. period[ps]</text:p>
          </table:table-cell>
          <table:table-cell office:value-type="string" calcext:value-type="string">
            <text:p>single time shift[ps]</text:p>
          </table:table-cell>
          <table:table-cell office:value-type="string" calcext:value-type="string">
            <text:p>max period diff[ps]</text:p>
          </table:table-cell>
          <table:table-cell office:value-type="string" calcext:value-type="string">
            <text:p>total time shift[ps]</text:p>
          </table:table-cell>
          <table:table-cell office:value-type="string" calcext:value-type="string">
            <text:p>min setup time[ps]</text:p>
          </table:table-cell>
          <table:table-cell office:value-type="string" calcext:value-type="string">
            <text:p>min hold time[ps]</text:p>
          </table:table-cell>
          <table:table-cell office:value-type="string" calcext:value-type="string">
            <text:p>Setup-peak_vco_jit[ps]</text:p>
          </table:table-cell>
          <table:table-cell office:value-type="string" calcext:value-type="string">
            <text:p>Hold-peak_vco_jit[ps]</text:p>
          </table:table-cell>
          <table:table-cell office:value-type="string" calcext:value-type="string">
            <text:p>il. danych[kb]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Error[%]</text:p>
          </table:table-cell>
          <table:table-cell table:style-name="ce1" office:value-type="string" calcext:value-type="string">
            <text:p>notes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9.277" calcext:value-type="float">
            <text:p>9,277</text:p>
          </table:table-cell>
          <table:table-cell office:value-type="float" office:value="15.277" calcext:value-type="float">
            <text:p>15,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2">
          <table:table-cell table:style-name="ce2" table:number-columns-repeated="17"/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100" calcext:value-type="float">
            <text:p>100</text:p>
          </table:table-cell>
          <table:table-cell office:value-type="float" office:value="100.002" calcext:value-type="float">
            <text:p>100,002</text:p>
          </table:table-cell>
          <table:table-cell office:value-type="float" office:value="99.998" calcext:value-type="float">
            <text:p>99,998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.277" calcext:value-type="float">
            <text:p>5,277</text:p>
          </table:table-cell>
          <table:table-cell office:value-type="float" office:value="15.277" calcext:value-type="float">
            <text:p>15,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float" office:value="100.005" calcext:value-type="float">
            <text:p>100,005</text:p>
          </table:table-cell>
          <table:table-cell office:value-type="float" office:value="99.995" calcext:value-type="float">
            <text:p>99,99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.277" calcext:value-type="float">
            <text:p>5,277</text:p>
          </table:table-cell>
          <table:table-cell office:value-type="float" office:value="15.277" calcext:value-type="float">
            <text:p>15,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.02" calcext:value-type="float">
            <text:p>100,02</text:p>
          </table:table-cell>
          <table:table-cell office:value-type="float" office:value="99.98" calcext:value-type="float">
            <text:p>99,98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.277" calcext:value-type="float">
            <text:p>5,277</text:p>
          </table:table-cell>
          <table:table-cell office:value-type="float" office:value="15.277" calcext:value-type="float">
            <text:p>15,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00.05" calcext:value-type="float">
            <text:p>100,05</text:p>
          </table:table-cell>
          <table:table-cell office:value-type="float" office:value="99.95" calcext:value-type="float">
            <text:p>99,9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.277" calcext:value-type="float">
            <text:p>5,277</text:p>
          </table:table-cell>
          <table:table-cell office:value-type="float" office:value="15.277" calcext:value-type="float">
            <text:p>15,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.1001" calcext:value-type="float">
            <text:p>100,1001</text:p>
          </table:table-cell>
          <table:table-cell office:value-type="float" office:value="99.9001" calcext:value-type="float">
            <text:p>99,900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636.37" calcext:value-type="float">
            <text:p>636,37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.277" calcext:value-type="float">
            <text:p>1,277</text:p>
          </table:table-cell>
          <table:table-cell office:value-type="float" office:value="13.277" calcext:value-type="float">
            <text:p>13,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" table:number-columns-repeated="17"/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table:number-columns-repeated="16"/>
          <table:table-cell table:number-columns-repeated="5"/>
        </table:table-row>
        <table:table-row table:style-name="ro2" table:number-rows-repeated="3">
          <table:table-cell table:style-name="ce2" table:number-columns-repeated="17"/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.010001" calcext:value-type="float">
            <text:p>100,010001</text:p>
          </table:table-cell>
          <table:table-cell office:value-type="float" office:value="99.990001" calcext:value-type="float">
            <text:p>99,990001</text:p>
          </table:table-cell>
          <table:table-cell office:value-type="float" office:value="0.000200000002" calcext:value-type="float">
            <text:p>0,000200000002</text:p>
          </table:table-cell>
          <table:table-cell office:value-type="float" office:value="0.0200000002" calcext:value-type="float">
            <text:p>0,0200000002</text:p>
          </table:table-cell>
          <table:table-cell office:value-type="float" office:value="0.637" calcext:value-type="float">
            <text:p>0,63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7.277" calcext:value-type="float">
            <text:p>7,277</text:p>
          </table:table-cell>
          <table:table-cell office:value-type="float" office:value="13.277" calcext:value-type="float">
            <text:p>13,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.020004" calcext:value-type="float">
            <text:p>100,020004</text:p>
          </table:table-cell>
          <table:table-cell office:value-type="float" office:value="99.980004" calcext:value-type="float">
            <text:p>99,980004</text:p>
          </table:table-cell>
          <table:table-cell office:value-type="float" office:value="0.000400000016" calcext:value-type="float">
            <text:p>0,000400000016</text:p>
          </table:table-cell>
          <table:table-cell office:value-type="float" office:value="0.0400000016" calcext:value-type="float">
            <text:p>0,0400000016</text:p>
          </table:table-cell>
          <table:table-cell office:value-type="float" office:value="1.273" calcext:value-type="float">
            <text:p>1,27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.277" calcext:value-type="float">
            <text:p>5,277</text:p>
          </table:table-cell>
          <table:table-cell office:value-type="float" office:value="15.277" calcext:value-type="float">
            <text:p>15,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00.050025" calcext:value-type="float">
            <text:p>100,050025</text:p>
          </table:table-cell>
          <table:table-cell office:value-type="float" office:value="99.95002499" calcext:value-type="float">
            <text:p>99,95002499</text:p>
          </table:table-cell>
          <table:table-cell office:value-type="float" office:value="0.00100000025" calcext:value-type="float">
            <text:p>0,00100000025</text:p>
          </table:table-cell>
          <table:table-cell office:value-type="float" office:value="0.100000025" calcext:value-type="float">
            <text:p>0,100000025</text:p>
          </table:table-cell>
          <table:table-cell office:value-type="float" office:value="3.182" calcext:value-type="float">
            <text:p>3,182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5.277" calcext:value-type="float">
            <text:p>5,277</text:p>
          </table:table-cell>
          <table:table-cell office:value-type="float" office:value="13.277" calcext:value-type="float">
            <text:p>13,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.1001001" calcext:value-type="float">
            <text:p>100,1001001</text:p>
          </table:table-cell>
          <table:table-cell office:value-type="float" office:value="99.9000999" calcext:value-type="float">
            <text:p>99,9000999</text:p>
          </table:table-cell>
          <table:table-cell office:value-type="float" office:value="0.002000002" calcext:value-type="float">
            <text:p>0,002000002</text:p>
          </table:table-cell>
          <table:table-cell office:value-type="float" office:value="0.2000002" calcext:value-type="float">
            <text:p>0,2000002</text:p>
          </table:table-cell>
          <table:table-cell office:value-type="float" office:value="6.363" calcext:value-type="float">
            <text:p>6,363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.277" calcext:value-type="float">
            <text:p>3,277</text:p>
          </table:table-cell>
          <table:table-cell office:value-type="float" office:value="13.277" calcext:value-type="float">
            <text:p>13,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00.1502253" calcext:value-type="float">
            <text:p>100,1502253</text:p>
          </table:table-cell>
          <table:table-cell office:value-type="float" office:value="99.85022466" calcext:value-type="float">
            <text:p>99,85022466</text:p>
          </table:table-cell>
          <table:table-cell office:value-type="float" office:value="0.00300000675" calcext:value-type="float">
            <text:p>0,00300000675</text:p>
          </table:table-cell>
          <table:table-cell office:value-type="float" office:value="0.300000675" calcext:value-type="float">
            <text:p>0,300000675</text:p>
          </table:table-cell>
          <table:table-cell office:value-type="float" office:value="9.543" calcext:value-type="float">
            <text:p>9,543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-0.723" calcext:value-type="float">
            <text:p>-0,723</text:p>
          </table:table-cell>
          <table:table-cell office:value-type="float" office:value="13.277" calcext:value-type="float">
            <text:p>13,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0.2004008" calcext:value-type="float">
            <text:p>100,2004008</text:p>
          </table:table-cell>
          <table:table-cell office:value-type="float" office:value="99.8003992" calcext:value-type="float">
            <text:p>99,8003992</text:p>
          </table:table-cell>
          <table:table-cell office:value-type="float" office:value="0.004000016" calcext:value-type="float">
            <text:p>0,004000016</text:p>
          </table:table-cell>
          <table:table-cell office:value-type="float" office:value="0.4000016" calcext:value-type="float">
            <text:p>0,4000016</text:p>
          </table:table-cell>
          <table:table-cell office:value-type="float" office:value="12.72" calcext:value-type="float">
            <text:p>12,72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-2.723" calcext:value-type="float">
            <text:p>-2,723</text:p>
          </table:table-cell>
          <table:table-cell office:value-type="float" office:value="13.277" calcext:value-type="float">
            <text:p>13,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00.2506266" calcext:value-type="float">
            <text:p>100,2506266</text:p>
          </table:table-cell>
          <table:table-cell office:value-type="float" office:value="99.75062344" calcext:value-type="float">
            <text:p>99,75062344</text:p>
          </table:table-cell>
          <table:table-cell office:value-type="float" office:value="0.00500003125" calcext:value-type="float">
            <text:p>0,00500003125</text:p>
          </table:table-cell>
          <table:table-cell office:value-type="float" office:value="0.500003125" calcext:value-type="float">
            <text:p>0,500003125</text:p>
          </table:table-cell>
          <table:table-cell office:value-type="float" office:value="15.9" calcext:value-type="float">
            <text:p>15,9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-6.723" calcext:value-type="float">
            <text:p>-6,723</text:p>
          </table:table-cell>
          <table:table-cell office:value-type="float" office:value="13.277" calcext:value-type="float">
            <text:p>13,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0.3009027" calcext:value-type="float">
            <text:p>100,3009027</text:p>
          </table:table-cell>
          <table:table-cell office:value-type="float" office:value="99.70089731" calcext:value-type="float">
            <text:p>99,70089731</text:p>
          </table:table-cell>
          <table:table-cell office:value-type="float" office:value="0.006000054" calcext:value-type="float">
            <text:p>0,006000054</text:p>
          </table:table-cell>
          <table:table-cell office:value-type="float" office:value="0.6000054" calcext:value-type="float">
            <text:p>0,6000054</text:p>
          </table:table-cell>
          <table:table-cell office:value-type="float" office:value="19.1" calcext:value-type="float">
            <text:p>19,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-8.723" calcext:value-type="float">
            <text:p>-8,723</text:p>
          </table:table-cell>
          <table:table-cell office:value-type="float" office:value="11.277" calcext:value-type="float">
            <text:p>11,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000" calcext:value-type="float">
            <text:p>400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00.4016064" calcext:value-type="float">
            <text:p>100,4016064</text:p>
          </table:table-cell>
          <table:table-cell office:value-type="float" office:value="99.60159363" calcext:value-type="float">
            <text:p>99,60159363</text:p>
          </table:table-cell>
          <table:table-cell office:value-type="float" office:value="0.008000128002" calcext:value-type="float">
            <text:p>0,008000128002</text:p>
          </table:table-cell>
          <table:table-cell office:value-type="float" office:value="0.8000128002" calcext:value-type="float">
            <text:p>0,8000128002</text:p>
          </table:table-cell>
          <table:table-cell office:value-type="float" office:value="25.64" calcext:value-type="float">
            <text:p>25,6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-12.723" calcext:value-type="float">
            <text:p>-12,723</text:p>
          </table:table-cell>
          <table:table-cell office:value-type="float" office:value="11.277" calcext:value-type="float">
            <text:p>11,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0.5025126" calcext:value-type="float">
            <text:p>100,5025126</text:p>
          </table:table-cell>
          <table:table-cell office:value-type="float" office:value="99.50248756" calcext:value-type="float">
            <text:p>99,50248756</text:p>
          </table:table-cell>
          <table:table-cell office:value-type="float" office:value="0.01000025001" calcext:value-type="float">
            <text:p>0,01000025001</text:p>
          </table:table-cell>
          <table:table-cell office:value-type="float" office:value="1.000025001" calcext:value-type="float">
            <text:p>1,000025001</text:p>
          </table:table-cell>
          <table:table-cell office:value-type="float" office:value="31.83" calcext:value-type="float">
            <text:p>31,83</text:p>
          </table:table-cell>
          <table:table-cell office:value-type="float" office:value="-6" calcext:value-type="float">
            <text:p>-6</text:p>
          </table:table-cell>
          <table:table-cell office:value-type="float" office:value="24" calcext:value-type="float">
            <text:p>24</text:p>
          </table:table-cell>
          <table:table-cell office:value-type="float" office:value="-18.723" calcext:value-type="float">
            <text:p>-18,723</text:p>
          </table:table-cell>
          <table:table-cell office:value-type="float" office:value="11.277" calcext:value-type="float">
            <text:p>11,27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.0225" calcext:value-type="float">
            <text:p>0,0225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.020004" calcext:value-type="float">
            <text:p>100,020004</text:p>
          </table:table-cell>
          <table:table-cell office:value-type="float" office:value="99.980004" calcext:value-type="float">
            <text:p>99,980004</text:p>
          </table:table-cell>
          <table:table-cell office:value-type="float" office:value="0.000800000032" calcext:value-type="float">
            <text:p>0,000800000032</text:p>
          </table:table-cell>
          <table:table-cell office:value-type="float" office:value="0.0400000016" calcext:value-type="float">
            <text:p>0,0400000016</text:p>
          </table:table-cell>
          <table:table-cell office:value-type="float" office:value="0.637" calcext:value-type="float">
            <text:p>0,63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.277" calcext:value-type="float">
            <text:p>5,277</text:p>
          </table:table-cell>
          <table:table-cell office:value-type="float" office:value="15.277" calcext:value-type="float">
            <text:p>15,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.1001001" calcext:value-type="float">
            <text:p>100,1001001</text:p>
          </table:table-cell>
          <table:table-cell office:value-type="float" office:value="99.9000999" calcext:value-type="float">
            <text:p>99,9000999</text:p>
          </table:table-cell>
          <table:table-cell office:value-type="float" office:value="0.004000004" calcext:value-type="float">
            <text:p>0,004000004</text:p>
          </table:table-cell>
          <table:table-cell office:value-type="float" office:value="0.2000002" calcext:value-type="float">
            <text:p>0,2000002</text:p>
          </table:table-cell>
          <table:table-cell office:value-type="float" office:value="3.182" calcext:value-type="float">
            <text:p>3,182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.277" calcext:value-type="float">
            <text:p>3,277</text:p>
          </table:table-cell>
          <table:table-cell office:value-type="float" office:value="13.277" calcext:value-type="float">
            <text:p>13,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0.2004008" calcext:value-type="float">
            <text:p>100,2004008</text:p>
          </table:table-cell>
          <table:table-cell office:value-type="float" office:value="99.8003992" calcext:value-type="float">
            <text:p>99,8003992</text:p>
          </table:table-cell>
          <table:table-cell office:value-type="float" office:value="0.008000032" calcext:value-type="float">
            <text:p>0,008000032</text:p>
          </table:table-cell>
          <table:table-cell office:value-type="float" office:value="0.4000016" calcext:value-type="float">
            <text:p>0,4000016</text:p>
          </table:table-cell>
          <table:table-cell office:value-type="float" office:value="6.363" calcext:value-type="float">
            <text:p>6,36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.277" calcext:value-type="float">
            <text:p>1,277</text:p>
          </table:table-cell>
          <table:table-cell office:value-type="float" office:value="13.277" calcext:value-type="float">
            <text:p>13,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0.3009027" calcext:value-type="float">
            <text:p>100,3009027</text:p>
          </table:table-cell>
          <table:table-cell office:value-type="float" office:value="99.70089731" calcext:value-type="float">
            <text:p>99,70089731</text:p>
          </table:table-cell>
          <table:table-cell office:value-type="float" office:value="0.012000108" calcext:value-type="float">
            <text:p>0,012000108</text:p>
          </table:table-cell>
          <table:table-cell office:value-type="float" office:value="0.6000054" calcext:value-type="float">
            <text:p>0,6000054</text:p>
          </table:table-cell>
          <table:table-cell office:value-type="float" office:value="9.543" calcext:value-type="float">
            <text:p>9,543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-2.723" calcext:value-type="float">
            <text:p>-2,723</text:p>
          </table:table-cell>
          <table:table-cell office:value-type="float" office:value="13.277" calcext:value-type="float">
            <text:p>13,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00.4016064" calcext:value-type="float">
            <text:p>100,4016064</text:p>
          </table:table-cell>
          <table:table-cell office:value-type="float" office:value="99.60159363" calcext:value-type="float">
            <text:p>99,60159363</text:p>
          </table:table-cell>
          <table:table-cell office:value-type="float" office:value="0.016000256" calcext:value-type="float">
            <text:p>0,016000256</text:p>
          </table:table-cell>
          <table:table-cell office:value-type="float" office:value="0.8000128002" calcext:value-type="float">
            <text:p>0,8000128002</text:p>
          </table:table-cell>
          <table:table-cell office:value-type="float" office:value="12.72" calcext:value-type="float">
            <text:p>12,72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-4.723" calcext:value-type="float">
            <text:p>-4,723</text:p>
          </table:table-cell>
          <table:table-cell office:value-type="float" office:value="13.277" calcext:value-type="float">
            <text:p>13,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0.5025126" calcext:value-type="float">
            <text:p>100,5025126</text:p>
          </table:table-cell>
          <table:table-cell office:value-type="float" office:value="99.50248756" calcext:value-type="float">
            <text:p>99,50248756</text:p>
          </table:table-cell>
          <table:table-cell office:value-type="float" office:value="0.02000050001" calcext:value-type="float">
            <text:p>0,02000050001</text:p>
          </table:table-cell>
          <table:table-cell office:value-type="float" office:value="1.000025001" calcext:value-type="float">
            <text:p>1,000025001</text:p>
          </table:table-cell>
          <table:table-cell office:value-type="float" office:value="15.9" calcext:value-type="float">
            <text:p>15,9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-10.723" calcext:value-type="float">
            <text:p>-10,723</text:p>
          </table:table-cell>
          <table:table-cell office:value-type="float" office:value="11.277" calcext:value-type="float">
            <text:p>11,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00" calcext:value-type="float">
            <text:p>3000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00.6036217" calcext:value-type="float">
            <text:p>100,6036217</text:p>
          </table:table-cell>
          <table:table-cell office:value-type="float" office:value="99.40357853" calcext:value-type="float">
            <text:p>99,40357853</text:p>
          </table:table-cell>
          <table:table-cell office:value-type="float" office:value="0.02400086403" calcext:value-type="float">
            <text:p>0,02400086403</text:p>
          </table:table-cell>
          <table:table-cell office:value-type="float" office:value="1.200043202" calcext:value-type="float">
            <text:p>1,200043202</text:p>
          </table:table-cell>
          <table:table-cell office:value-type="float" office:value="19.1" calcext:value-type="float">
            <text:p>19,1</text:p>
          </table:table-cell>
          <table:table-cell office:value-type="float" office:value="-4" calcext:value-type="float">
            <text:p>-4</text:p>
          </table:table-cell>
          <table:table-cell office:value-type="float" office:value="24" calcext:value-type="float">
            <text:p>24</text:p>
          </table:table-cell>
          <table:table-cell office:value-type="float" office:value="-16.723" calcext:value-type="float">
            <text:p>-16,723</text:p>
          </table:table-cell>
          <table:table-cell office:value-type="float" office:value="11.277" calcext:value-type="float">
            <text:p>11,27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01375" calcext:value-type="float">
            <text:p>0,01375</text:p>
          </table:table-cell>
          <table:table-cell table:number-columns-repeated="5"/>
        </table:table-row>
        <table:table-row table:style-name="ro2">
          <table:table-cell table:style-name="ce2" table:number-columns-repeated="17"/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00.05" calcext:value-type="float">
            <text:p>100,05</text:p>
          </table:table-cell>
          <table:table-cell office:value-type="float" office:value="99.95002499" calcext:value-type="float">
            <text:p>99,95002499</text:p>
          </table:table-cell>
          <table:table-cell office:value-type="float" office:value="0.004998750625" calcext:value-type="float">
            <text:p>0,004998750625</text:p>
          </table:table-cell>
          <table:table-cell office:value-type="float" office:value="0.09997501249" calcext:value-type="float">
            <text:p>0,09997501249</text:p>
          </table:table-cell>
          <table:table-cell office:value-type="float" office:value="0.64" calcext:value-type="float">
            <text:p>0,6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.277" calcext:value-type="float">
            <text:p>5,277</text:p>
          </table:table-cell>
          <table:table-cell office:value-type="float" office:value="15.277" calcext:value-type="float">
            <text:p>15,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00.2506" calcext:value-type="float">
            <text:p>100,2506</text:p>
          </table:table-cell>
          <table:table-cell office:value-type="float" office:value="99.75062344" calcext:value-type="float">
            <text:p>99,75062344</text:p>
          </table:table-cell>
          <table:table-cell office:value-type="float" office:value="0.02499882793" calcext:value-type="float">
            <text:p>0,02499882793</text:p>
          </table:table-cell>
          <table:table-cell office:value-type="float" office:value="0.4999765586" calcext:value-type="float">
            <text:p>0,4999765586</text:p>
          </table:table-cell>
          <table:table-cell office:value-type="float" office:value="3.19" calcext:value-type="float">
            <text:p>3,19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.277" calcext:value-type="float">
            <text:p>3,277</text:p>
          </table:table-cell>
          <table:table-cell office:value-type="float" office:value="13.277" calcext:value-type="float">
            <text:p>13,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0.5025" calcext:value-type="float">
            <text:p>100,5025</text:p>
          </table:table-cell>
          <table:table-cell office:value-type="float" office:value="99.50248756" calcext:value-type="float">
            <text:p>99,50248756</text:p>
          </table:table-cell>
          <table:table-cell office:value-type="float" office:value="0.05000062189" calcext:value-type="float">
            <text:p>0,05000062189</text:p>
          </table:table-cell>
          <table:table-cell office:value-type="float" office:value="1.000012438" calcext:value-type="float">
            <text:p>1,000012438</text:p>
          </table:table-cell>
          <table:table-cell office:value-type="float" office:value="6.35" calcext:value-type="float">
            <text:p>6,35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-0.723" calcext:value-type="float">
            <text:p>-0,723</text:p>
          </table:table-cell>
          <table:table-cell office:value-type="float" office:value="13.277" calcext:value-type="float">
            <text:p>13,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00.7557" calcext:value-type="float">
            <text:p>100,7557</text:p>
          </table:table-cell>
          <table:table-cell office:value-type="float" office:value="99.25558313" calcext:value-type="float">
            <text:p>99,25558313</text:p>
          </table:table-cell>
          <table:table-cell office:value-type="float" office:value="0.07500584367" calcext:value-type="float">
            <text:p>0,07500584367</text:p>
          </table:table-cell>
          <table:table-cell office:value-type="float" office:value="1.500116873" calcext:value-type="float">
            <text:p>1,500116873</text:p>
          </table:table-cell>
          <table:table-cell office:value-type="float" office:value="9.53" calcext:value-type="float">
            <text:p>9,5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-6.723" calcext:value-type="float">
            <text:p>-6,723</text:p>
          </table:table-cell>
          <table:table-cell office:value-type="float" office:value="13.277" calcext:value-type="float">
            <text:p>13,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1.0101" calcext:value-type="float">
            <text:p>101,0101</text:p>
          </table:table-cell>
          <table:table-cell office:value-type="float" office:value="99.00990099" calcext:value-type="float">
            <text:p>99,00990099</text:p>
          </table:table-cell>
          <table:table-cell office:value-type="float" office:value="0.1000099505" calcext:value-type="float">
            <text:p>0,1000099505</text:p>
          </table:table-cell>
          <table:table-cell office:value-type="float" office:value="2.00019901" calcext:value-type="float">
            <text:p>2,00019901</text:p>
          </table:table-cell>
          <table:table-cell office:value-type="float" office:value="12.71" calcext:value-type="float">
            <text:p>12,7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-12.723" calcext:value-type="float">
            <text:p>-12,723</text:p>
          </table:table-cell>
          <table:table-cell office:value-type="float" office:value="11.277" calcext:value-type="float">
            <text:p>11,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101.2658" calcext:value-type="float">
            <text:p>101,2658</text:p>
          </table:table-cell>
          <table:table-cell office:value-type="float" office:value="98.7654321" calcext:value-type="float">
            <text:p>98,7654321</text:p>
          </table:table-cell>
          <table:table-cell office:value-type="float" office:value="0.1250183951" calcext:value-type="float">
            <text:p>0,1250183951</text:p>
          </table:table-cell>
          <table:table-cell office:value-type="float" office:value="2.500367901" calcext:value-type="float">
            <text:p>2,500367901</text:p>
          </table:table-cell>
          <table:table-cell office:value-type="float" office:value="15.8" calcext:value-type="float">
            <text:p>15,8</text:p>
          </table:table-cell>
          <table:table-cell office:value-type="float" office:value="-2" calcext:value-type="float">
            <text:p>-2</text:p>
          </table:table-cell>
          <table:table-cell office:value-type="float" office:value="24" calcext:value-type="float">
            <text:p>24</text:p>
          </table:table-cell>
          <table:table-cell office:value-type="float" office:value="-14.723" calcext:value-type="float">
            <text:p>-14,723</text:p>
          </table:table-cell>
          <table:table-cell office:value-type="float" office:value="11.277" calcext:value-type="float">
            <text:p>11,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" table:number-columns-repeated="17"/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.1001" calcext:value-type="float">
            <text:p>100,1001</text:p>
          </table:table-cell>
          <table:table-cell office:value-type="float" office:value="99.9000999" calcext:value-type="float">
            <text:p>99,9000999</text:p>
          </table:table-cell>
          <table:table-cell office:value-type="float" office:value="0.02000000999" calcext:value-type="float">
            <text:p>0,02000000999</text:p>
          </table:table-cell>
          <table:table-cell office:value-type="float" office:value="0.2000000999" calcext:value-type="float">
            <text:p>0,2000000999</text:p>
          </table:table-cell>
          <table:table-cell office:value-type="float" office:value="0.63" calcext:value-type="float">
            <text:p>0,6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.277" calcext:value-type="float">
            <text:p>5,277</text:p>
          </table:table-cell>
          <table:table-cell office:value-type="float" office:value="15.277" calcext:value-type="float">
            <text:p>15,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0.5025" calcext:value-type="float">
            <text:p>100,5025</text:p>
          </table:table-cell>
          <table:table-cell office:value-type="float" office:value="99.50248756" calcext:value-type="float">
            <text:p>99,50248756</text:p>
          </table:table-cell>
          <table:table-cell office:value-type="float" office:value="0.1000012438" calcext:value-type="float">
            <text:p>0,1000012438</text:p>
          </table:table-cell>
          <table:table-cell office:value-type="float" office:value="1.000012438" calcext:value-type="float">
            <text:p>1,000012438</text:p>
          </table:table-cell>
          <table:table-cell office:value-type="float" office:value="3.15" calcext:value-type="float">
            <text:p>3,1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.277" calcext:value-type="float">
            <text:p>3,277</text:p>
          </table:table-cell>
          <table:table-cell office:value-type="float" office:value="13.277" calcext:value-type="float">
            <text:p>13,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1.0101" calcext:value-type="float">
            <text:p>101,0101</text:p>
          </table:table-cell>
          <table:table-cell office:value-type="float" office:value="99.00990099" calcext:value-type="float">
            <text:p>99,00990099</text:p>
          </table:table-cell>
          <table:table-cell office:value-type="float" office:value="0.200019901" calcext:value-type="float">
            <text:p>0,200019901</text:p>
          </table:table-cell>
          <table:table-cell office:value-type="float" office:value="2.00019901" calcext:value-type="float">
            <text:p>2,00019901</text:p>
          </table:table-cell>
          <table:table-cell office:value-type="float" office:value="6.31" calcext:value-type="float">
            <text:p>6,31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-0.723" calcext:value-type="float">
            <text:p>-0,723</text:p>
          </table:table-cell>
          <table:table-cell office:value-type="float" office:value="13.277" calcext:value-type="float">
            <text:p>13,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01.5228" calcext:value-type="float">
            <text:p>101,5228</text:p>
          </table:table-cell>
          <table:table-cell office:value-type="float" office:value="98.52216749" calcext:value-type="float">
            <text:p>98,52216749</text:p>
          </table:table-cell>
          <table:table-cell office:value-type="float" office:value="0.3000632512" calcext:value-type="float">
            <text:p>0,3000632512</text:p>
          </table:table-cell>
          <table:table-cell office:value-type="float" office:value="3.000632512" calcext:value-type="float">
            <text:p>3,000632512</text:p>
          </table:table-cell>
          <table:table-cell office:value-type="float" office:value="9.48" calcext:value-type="float">
            <text:p>9,48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-4.723" calcext:value-type="float">
            <text:p>-4,723</text:p>
          </table:table-cell>
          <table:table-cell office:value-type="float" office:value="13.277" calcext:value-type="float">
            <text:p>13,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02.0408" calcext:value-type="float">
            <text:p>102,0408</text:p>
          </table:table-cell>
          <table:table-cell office:value-type="float" office:value="98.03921569" calcext:value-type="float">
            <text:p>98,03921569</text:p>
          </table:table-cell>
          <table:table-cell office:value-type="float" office:value="0.4001584314" calcext:value-type="float">
            <text:p>0,4001584314</text:p>
          </table:table-cell>
          <table:table-cell office:value-type="float" office:value="4.001584314" calcext:value-type="float">
            <text:p>4,001584314</text:p>
          </table:table-cell>
          <table:table-cell office:value-type="float" office:value="12.64" calcext:value-type="float">
            <text:p>12,6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-10.723" calcext:value-type="float">
            <text:p>-10,723</text:p>
          </table:table-cell>
          <table:table-cell office:value-type="float" office:value="11.277" calcext:value-type="float">
            <text:p>11,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102.5641" calcext:value-type="float">
            <text:p>102,5641</text:p>
          </table:table-cell>
          <table:table-cell office:value-type="float" office:value="97.56097561" calcext:value-type="float">
            <text:p>97,56097561</text:p>
          </table:table-cell>
          <table:table-cell office:value-type="float" office:value="0.500312439" calcext:value-type="float">
            <text:p>0,500312439</text:p>
          </table:table-cell>
          <table:table-cell office:value-type="float" office:value="5.00312439" calcext:value-type="float">
            <text:p>5,00312439</text:p>
          </table:table-cell>
          <table:table-cell office:value-type="float" office:value="15.81" calcext:value-type="float">
            <text:p>15,81</text:p>
          </table:table-cell>
          <table:table-cell office:value-type="float" office:value="-8" calcext:value-type="float">
            <text:p>-8</text:p>
          </table:table-cell>
          <table:table-cell office:value-type="float" office:value="22" calcext:value-type="float">
            <text:p>22</text:p>
          </table:table-cell>
          <table:table-cell office:value-type="float" office:value="-20.723" calcext:value-type="float">
            <text:p>-20,723</text:p>
          </table:table-cell>
          <table:table-cell office:value-type="float" office:value="9.277" calcext:value-type="float">
            <text:p>9,27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0.03375" calcext:value-type="float">
            <text:p>0,03375</text:p>
          </table:table-cell>
          <table:table-cell table:number-columns-repeated="5"/>
        </table:table-row>
        <table:table-row table:style-name="ro2">
          <table:table-cell table:style-name="ce2" table:number-columns-repeated="4"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100.001" calcext:value-type="float">
            <text:p>100,001</text:p>
          </table:table-cell>
          <table:table-cell office:value-type="float" office:value="99.99900001" calcext:value-type="float">
            <text:p>99,9990000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2" calcext:value-type="float">
            <text:p>0,002</text:p>
          </table:table-cell>
          <table:table-cell office:value-type="float" office:value="0.64" calcext:value-type="float">
            <text:p>0,6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7.277" calcext:value-type="float">
            <text:p>7,277</text:p>
          </table:table-cell>
          <table:table-cell table:style-name="ce1" office:value-type="float" office:value="15.277" calcext:value-type="float">
            <text:p>15,277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table:number-columns-repeated="4"/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float" office:value="100.0050003" calcext:value-type="float">
            <text:p>100,0050003</text:p>
          </table:table-cell>
          <table:table-cell office:value-type="float" office:value="99.99500025" calcext:value-type="float">
            <text:p>99,99500025</text:p>
          </table:table-cell>
          <table:table-cell office:value-type="float" office:value="0.00001000000003" calcext:value-type="float">
            <text:p>1,000000003E-05</text:p>
          </table:table-cell>
          <table:table-cell office:value-type="float" office:value="0.01000000003" calcext:value-type="float">
            <text:p>0,01000000003</text:p>
          </table:table-cell>
          <table:table-cell office:value-type="float" office:value="3.18" calcext:value-type="float">
            <text:p>3,18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.277" calcext:value-type="float">
            <text:p>5,277</text:p>
          </table:table-cell>
          <table:table-cell table:style-name="ce1" office:value-type="float" office:value="15.277" calcext:value-type="float">
            <text:p>15,277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table:number-columns-repeated="4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.010001" calcext:value-type="float">
            <text:p>100,010001</text:p>
          </table:table-cell>
          <table:table-cell office:value-type="float" office:value="99.990001" calcext:value-type="float">
            <text:p>99,990001</text:p>
          </table:table-cell>
          <table:table-cell office:value-type="float" office:value="0.0000200000002" calcext:value-type="float">
            <text:p>2,00000002E-05</text:p>
          </table:table-cell>
          <table:table-cell office:value-type="float" office:value="0.0200000002" calcext:value-type="float">
            <text:p>0,0200000002</text:p>
          </table:table-cell>
          <table:table-cell office:value-type="float" office:value="6.36" calcext:value-type="float">
            <text:p>6,36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.277" calcext:value-type="float">
            <text:p>3,277</text:p>
          </table:table-cell>
          <table:table-cell table:style-name="ce1" office:value-type="float" office:value="15.277" calcext:value-type="float">
            <text:p>15,277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table:number-columns-repeated="4"/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.020004" calcext:value-type="float">
            <text:p>100,020004</text:p>
          </table:table-cell>
          <table:table-cell office:value-type="float" office:value="99.980004" calcext:value-type="float">
            <text:p>99,980004</text:p>
          </table:table-cell>
          <table:table-cell office:value-type="float" office:value="0.0000400000016" calcext:value-type="float">
            <text:p>4,00000016E-05</text:p>
          </table:table-cell>
          <table:table-cell office:value-type="float" office:value="0.0400000016" calcext:value-type="float">
            <text:p>0,0400000016</text:p>
          </table:table-cell>
          <table:table-cell office:value-type="float" office:value="12.73" calcext:value-type="float">
            <text:p>12,7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.277" calcext:value-type="float">
            <text:p>1,277</text:p>
          </table:table-cell>
          <table:table-cell table:style-name="ce1" office:value-type="float" office:value="13.277" calcext:value-type="float">
            <text:p>13,277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table:number-columns-repeated="4"/>
          <table:table-cell office:value-type="float" office:value="10" calcext:value-type="float">
            <text:p>10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.030009" calcext:value-type="float">
            <text:p>100,030009</text:p>
          </table:table-cell>
          <table:table-cell office:value-type="float" office:value="99.970009" calcext:value-type="float">
            <text:p>99,970009</text:p>
          </table:table-cell>
          <table:table-cell office:value-type="float" office:value="0.0000600000054" calcext:value-type="float">
            <text:p>6,00000054E-05</text:p>
          </table:table-cell>
          <table:table-cell office:value-type="float" office:value="0.0600000054" calcext:value-type="float">
            <text:p>0,0600000054</text:p>
          </table:table-cell>
          <table:table-cell office:value-type="float" office:value="19.1" calcext:value-type="float">
            <text:p>19,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.277" calcext:value-type="float">
            <text:p>3,277</text:p>
          </table:table-cell>
          <table:table-cell table:style-name="ce1" office:value-type="float" office:value="13.277" calcext:value-type="float">
            <text:p>13,277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/>
          <table:table-cell office:value-type="string" calcext:value-type="string">
            <text:p>BER</text:p>
          </table:table-cell>
          <table:table-cell table:style-name="ce3" office:value-type="float" office:value="0.0000000001" calcext:value-type="float">
            <text:p>1,00E-10</text:p>
          </table:table-cell>
          <table:table-cell table:style-name="ce2"/>
          <table:table-cell office:value-type="float" office:value="10" calcext:value-type="float">
            <text:p>10</text:p>
          </table:table-cell>
          <table:table-cell office:value-type="float" office:value="3500" calcext:value-type="float">
            <text:p>3500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,5</text:p>
          </table:table-cell>
          <table:table-cell office:value-type="float" office:value="100" calcext:value-type="float">
            <text:p>100</text:p>
          </table:table-cell>
          <table:table-cell office:value-type="float" office:value="100.0350123" calcext:value-type="float">
            <text:p>100,0350123</text:p>
          </table:table-cell>
          <table:table-cell office:value-type="float" office:value="99.96501225" calcext:value-type="float">
            <text:p>99,96501225</text:p>
          </table:table-cell>
          <table:table-cell office:value-type="float" office:value="0.00007000000857" calcext:value-type="float">
            <text:p>7,000000857E-05</text:p>
          </table:table-cell>
          <table:table-cell office:value-type="float" office:value="0.07000000857" calcext:value-type="float">
            <text:p>0,07000000857</text:p>
          </table:table-cell>
          <table:table-cell office:value-type="float" office:value="22.28" calcext:value-type="float">
            <text:p>22,28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-4.723" calcext:value-type="float">
            <text:p>-4,723</text:p>
          </table:table-cell>
          <table:table-cell table:style-name="ce1" office:value-type="float" office:value="11.277" calcext:value-type="float">
            <text:p>11,277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/>
          <table:table-cell office:value-type="string" calcext:value-type="string">
            <text:p>a</text:p>
          </table:table-cell>
          <table:table-cell office:value-type="float" office:value="12.723" calcext:value-type="float">
            <text:p>12,723</text:p>
          </table:table-cell>
          <table:table-cell table:style-name="ce2"/>
          <table:table-cell office:value-type="float" office:value="10" calcext:value-type="float">
            <text:p>10</text:p>
          </table:table-cell>
          <table:table-cell office:value-type="float" office:value="4000" calcext:value-type="float">
            <text:p>4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.040016" calcext:value-type="float">
            <text:p>100,040016</text:p>
          </table:table-cell>
          <table:table-cell office:value-type="float" office:value="99.96001599" calcext:value-type="float">
            <text:p>99,96001599</text:p>
          </table:table-cell>
          <table:table-cell office:value-type="float" office:value="0.0000800000128" calcext:value-type="float">
            <text:p>8,00000128E-05</text:p>
          </table:table-cell>
          <table:table-cell office:value-type="float" office:value="0.0800000128" calcext:value-type="float">
            <text:p>0,0800000128</text:p>
          </table:table-cell>
          <table:table-cell office:value-type="float" office:value="25.46" calcext:value-type="float">
            <text:p>25,46</text:p>
          </table:table-cell>
          <table:table-cell office:value-type="float" office:value="-8" calcext:value-type="float">
            <text:p>-8</text:p>
          </table:table-cell>
          <table:table-cell office:value-type="float" office:value="24" calcext:value-type="float">
            <text:p>24</text:p>
          </table:table-cell>
          <table:table-cell office:value-type="float" office:value="-20.723" calcext:value-type="float">
            <text:p>-20,723</text:p>
          </table:table-cell>
          <table:table-cell table:style-name="ce1" office:value-type="float" office:value="11.277" calcext:value-type="float">
            <text:p>11,27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412" calcext:value-type="float">
            <text:p>19412</text:p>
          </table:table-cell>
          <table:table-cell table:style-name="ce1" office:value-type="float" office:value="24.265" calcext:value-type="float">
            <text:p>24,265</text:p>
          </table:table-cell>
          <table:table-cell/>
        </table:table-row>
        <table:table-row table:style-name="ro2">
          <table:table-cell table:style-name="ce2"/>
          <table:table-cell office:value-type="string" calcext:value-type="string">
            <text:p>JitRMS[ps]</text:p>
          </table:table-cell>
          <table:table-cell office:value-type="float" office:value="2" calcext:value-type="float">
            <text:p>2</text:p>
          </table:table-cell>
          <table:table-cell table:style-name="ce2" table:number-columns-repeated="14"/>
          <table:table-cell table:number-columns-repeated="5"/>
        </table:table-row>
        <table:table-row table:style-name="ro2">
          <table:table-cell table:style-name="ce2"/>
          <table:table-cell office:value-type="string" calcext:value-type="string">
            <text:p>Jit P-P[ps]</text:p>
          </table:table-cell>
          <table:table-cell office:value-type="float" office:value="25.446" calcext:value-type="float">
            <text:p>25,446</text:p>
          </table:table-cell>
          <table:table-cell table:style-name="ce2" table:number-columns-repeated="14"/>
          <table:table-cell table:number-columns-repeated="5"/>
        </table:table-row>
        <table:table-row table:style-name="ro2" table:number-rows-repeated="5">
          <table:table-cell table:style-name="ce2" table:number-columns-repeated="17"/>
          <table:table-cell table:number-columns-repeated="5"/>
        </table:table-row>
        <table:table-row table:style-name="ro3">
          <table:table-cell table:style-name="ce2" table:number-columns-repeated="3"/>
          <table:table-cell office:value-type="string" calcext:value-type="string">
            <text:p>KP single time shift[ps]</text:p>
          </table:table-cell>
          <table:table-cell table:style-name="ce2" table:number-columns-repeated="13"/>
          <table:table-cell table:number-columns-repeated="5"/>
        </table:table-row>
        <table:table-row table:style-name="ro2">
          <table:table-cell table:style-name="ce2" table:number-columns-repeated="3"/>
          <table:table-cell office:value-type="float" office:value="0.0600360216" calcext:value-type="float">
            <text:p>0,0600360216</text:p>
          </table:table-cell>
          <table:table-cell table:style-name="ce2" table:number-columns-repeated="13"/>
          <table:table-cell table:number-columns-repeated="5"/>
        </table:table-row>
        <table:table-row table:style-name="ro3">
          <table:table-cell table:style-name="ce2" table:number-columns-repeated="3"/>
          <table:table-cell office:value-type="string" calcext:value-type="string">
            <text:p>f KP jit[MHz]</text:p>
          </table:table-cell>
          <table:table-cell office:value-type="string" calcext:value-type="string">
            <text:p>KP Jitter Main[MHz]</text:p>
          </table:table-cell>
          <table:table-cell table:style-name="ce2" table:number-columns-repeated="12"/>
          <table:table-cell table:number-columns-repeated="5"/>
        </table:table-row>
        <table:table-row table:style-name="ro2">
          <table:table-cell table:style-name="ce2" table:number-columns-repeated="3"/>
          <table:table-cell office:value-type="float" office:value="167" calcext:value-type="float">
            <text:p>167</text:p>
          </table:table-cell>
          <table:table-cell office:value-type="float" office:value="6266.259505" calcext:value-type="float">
            <text:p>6266,259505</text:p>
          </table:table-cell>
          <table:table-cell table:style-name="ce2" table:number-columns-repeated="12"/>
          <table:table-cell table:number-columns-repeated="5"/>
        </table:table-row>
        <table:table-row table:style-name="ro2">
          <table:table-cell table:style-name="ce2" table:number-columns-repeated="17"/>
          <table:table-cell table:number-columns-repeated="5"/>
        </table:table-row>
        <table:table-row table:style-name="ro2">
          <table:table-cell table:style-name="ce2" table:number-columns-repeated="17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19:26:07.818000000</meta:creation-date>
    <dc:date>2017-12-18T19:26:29.534000000</dc:date>
    <meta:editing-duration>PT22S</meta:editing-duration>
    <meta:editing-cycles>1</meta:editing-cycles>
    <meta:document-statistic meta:table-count="1" meta:cell-count="747" meta:object-count="0"/>
    <meta:generator>LibreOffice/5.3.2.2$Windows_x86 LibreOffice_project/6cd4f1ef626f15116896b1d8e1398b56da0d0ee1</meta:generator>
  </office:meta>
</office:document-meta>
</file>